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7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tagged_to table.</text:p>
          </table:table-cell>
          <table:table-cell table:style-name="Default" office:value-type="string">
            <text:p>changed from genre_contains</text:p>
          </table:table-cell>
          <table:table-cell table:style-name="Default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worked_on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office:value-type="string">
            <text:p>mrp.py in progress</text:p>
          </table:table-cell>
          <table:table-cell table:style-name="Default"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dev environment for Spring, Hibernate, ant, Apache, tomcat, Freemarker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pache 2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b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Spring 3.1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c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Hibernate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nt 1.8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e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tomcat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f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Freemarker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Write a script to convert Filmographies to sql for worked_on table (after parsing)</text:p>
          </table:table-cell>
          <table:table-cell table:style-name="ce1"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IP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Change genre table to tag table</text:p>
          </table:table-cell>
          <table:table-cell table:style-name="Default" office:value-type="string">
            <text:p>Entails changing the genre.py script, models.py, genre.sql, genre_contains.sql, and most likely starting the script over from the beginning</text:p>
          </table:table-cell>
          <table:table-cell table:style-name="Default"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6/05/2012</text:date>, <text:time>20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6-05T20:29:35</dc:date>
    <meta:editing-duration>P1DT37M57S</meta:editing-duration>
    <meta:editing-cycles>107</meta:editing-cycles>
    <meta:generator>LibreOffice/3.3$Unix LibreOffice_project/330m19$Build-401</meta:generator>
    <dc:creator>Tyler Hayes</dc:creator>
    <meta:document-statistic meta:table-count="3" meta:cell-count="461" meta:object-count="0"/>
    <meta:user-defined meta:name="Info 1"/>
    <meta:user-defined meta:name="Info 2"/>
    <meta:user-defined meta:name="Info 3"/>
    <meta:user-defined meta:name="Info 4"/>
  </office:meta>
</office:document-meta>
</file>